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8pt" style:font-size-asian="28pt" style:font-size-complex="28pt"/>
    </style:style>
    <style:style style:name="P2" style:family="paragraph" style:parent-style-name="Standard">
      <style:text-properties fo:font-size="13pt" style:font-size-asian="13pt" style:font-size-complex="13pt"/>
    </style:style>
    <style:style style:name="P3" style:family="paragraph" style:parent-style-name="Standard" style:master-page-name="Standard">
      <style:paragraph-properties style:page-number="1"/>
      <style:text-properties fo:font-size="28pt" style:font-size-asian="28pt" style:font-size-complex="28pt"/>
    </style:style>
    <style:style style:name="P4" style:family="paragraph" style:parent-style-name="Standard">
      <style:text-properties fo:font-size="17pt" style:font-size-asian="17pt" style:font-size-complex="17pt"/>
    </style:style>
    <style:style style:name="P5" style:family="paragraph" style:parent-style-name="Standard">
      <style:text-properties fo:font-size="13pt" fo:font-weight="bold" style:font-size-asian="13pt" style:font-weight-asian="bold" style:font-size-complex="13pt"/>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text-properties fo:font-size="13pt" fo:font-weight="bold" officeooo:rsid="000a8a15" officeooo:paragraph-rsid="000b2fa6" style:font-size-asian="13pt" style:font-weight-asian="bold" style:font-size-complex="13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fo:font-size="13pt" fo:font-weight="normal" officeooo:rsid="000a8a15" officeooo:paragraph-rsid="000a8a15" style:font-size-asian="13pt" style:font-weight-asian="normal" style:font-size-complex="13pt" style:font-weight-complex="normal"/>
    </style:style>
    <style:style style:name="P10" style:family="paragraph" style:parent-style-name="Standard">
      <style:text-properties fo:font-size="13pt" fo:font-weight="normal" officeooo:rsid="000b2fa6" officeooo:paragraph-rsid="000b2fa6" style:font-size-asian="13pt" style:font-weight-asian="normal" style:font-size-complex="13pt" style:font-weight-complex="normal"/>
    </style:style>
    <style:style style:name="T1" style:family="text">
      <style:text-properties fo:font-size="13pt" fo:font-weight="bold" style:font-size-asian="13pt" style:font-weight-asian="bold" style:font-size-complex="13pt"/>
    </style:style>
    <style:style style:name="T2"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D7ACT1: Accessibilitat web</text:p>
      <text:p text:style-name="P1"/>
      <text:p text:style-name="P4">Preguntes:</text:p>
      <text:p text:style-name="P5">1) Quina solució proposaries per a un ceg si la teua web tinguera en una plana un vídeo i vulgueres que la persona invident puguera entendre-ho igual que una altra persona? </text:p>
      <text:p text:style-name="P2">Prosposaria afegir un àudio descripció per al vídeo, que narre les accions i els elements visuals importants, a més d’una transcripció completa que inclou descripcions dels elements visuals.</text:p>
      <text:p text:style-name="P2"/>
      <text:p text:style-name="P5">2) I si el vídeo l’haver de veure una persona sorda?</text:p>
      <text:p text:style-name="Standard"><text:span text:style-name="T1"><text:s/></text:span><text:span text:style-name="T2">La solució seria afegir subtítols sincronitzats amb el diàleg i una transcripció escrita del contingut del vídeo. També es podria proporcionar una versió en llengua de signes.</text:span></text:p>
      <text:p text:style-name="P2"/>
      <text:p text:style-name="P5">3) Quina solució proposaries en una web per a què els usuaris que no utilitzen el ratolí puguen emplenar tots els camps d'un formulari?</text:p>
      <text:p text:style-name="P5">Què hauries de tindre present per a què aquests usuaris puguen emplenar els camps de manera coherent (un darrere l’altre i no amb ordre aleatori)?</text:p>
      <text:p text:style-name="P2">Per aquests usuaris, es pot assegurar que tots els camps del formulari siguin accessibles mitjançant la navegació per teclat. Cal utilitzar l’ordre correcte de tabulació per garantir que els camps es puguin emplenar sequencialment i de manera coherent.</text:p>
      <text:p text:style-name="P2"/>
      <text:p text:style-name="P5">4) Els usuaris cegs són igual d'impacients que els usuaris normals quan naveguen per internet. Posa algún exemple que hages trobat en la lectura del text o el enllaços anteriors.</text:p>
      <text:p text:style-name="P2">Un exemple que mostra <text:s/>la impaciència dels usuaris cegs quan naveguen per internet es la menció de les taules en què el contingut es incomprensible quan es llig de forma sequencial.Si una taula no està estructurada adequadament, els lectors de pantalla poden presentar la informació de manera desordenada o confusa, la qual cosa pot provocar frustració en els usuaris cegs que esperen una navegació fluida i eficient.</text:p>
      <text:p text:style-name="P6"/>
      <text:p text:style-name="P6"/>
      <text:p text:style-name="P6"/>
      <text:p text:style-name="P6"><text:soft-page-break/>5) En el vídeo de la xica que dissenya webs i usa un lincorni, amb que mou el trackball (una espècie de ratolí)?</text:p>
      <text:p text:style-name="P9">La xica utilitza el peu per a moure el trackball.</text:p>
      <text:p text:style-name="P9"/>
      <text:p text:style-name="P7">6) Per simular com podria veure la plana web una persona invident instal.la en Chromium o Chrome la extensió "Screen Reader". Utiliza el tabulador per poder navegar entre els elements de la plana. Entra en la web d'amazon.</text:p>
      <text:p text:style-name="P7"/>
      <text:p text:style-name="P7">6.1) Què diu sempre la veu quan et poses damunt d'un enllaç?</text:p>
      <text:p text:style-name="P10">Quan en posse damunt del enllaç, la veu sol dir el nom del enllaç seguit el text de l’enllaç es a dir si entre en el enllaç Amazon la veu en diu Amazon</text:p>
      <text:p text:style-name="P7"/>
      <text:p text:style-name="P7">6.2) I quan et poses damunt d'un botó?</text:p>
      <text:p text:style-name="P10">Quan posse <text:s/>damunt de un botó, la veu en diu el nom de eixe botó seguit del text o la funcio del botó.</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1-09T11:45:15.249429936</dc:date>
    <meta:editing-duration>PT14M27S</meta:editing-duration>
    <meta:editing-cycles>2</meta:editing-cycles>
    <meta:document-statistic meta:table-count="0" meta:image-count="0" meta:object-count="0" meta:page-count="2" meta:paragraph-count="18" meta:word-count="432" meta:character-count="2490" meta:non-whitespace-character-count="2072"/>
  </office:meta>
</office:document-meta>
</file>